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 style:font-name="Arial" style:font-name-complex="Arial" fo:font-size="20pt" style:font-size-asian="20pt" style:font-size-complex="20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bablu</text:span></text:p>
        <text:p><text:span text:style-name="T2">venky@gmail.com</text:span></text:p>
        <text:p><text:span text:style-name="T3">45</text:span></text:p>
        <text:p text:style-name="Standard"><draw:frame draw:style-name="fr1" draw:name="e5584c" text:anchor-type="as-char" svg:width="19.129375cm" svg:height="27.093333333333cm" draw:z-index="1"><draw:image xlink:href="Pictures/section_image1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3-30T09:42:49.000</dc:date>
    <meta:generator>PHPWord</meta:generator>
    <meta:initial-creator/>
    <meta:creation-date>2020-03-30T09:42:49.000</meta:creation-date>
    <meta:keyword/>
    <meta:user-defined meta:name="Category"/>
    <meta:user-defined meta:name="Company"/>
    <meta:user-defined meta:name="Manager"/>
  </office:meta>
</office:document-meta>
</file>